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92e285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92e28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92e28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ccf4c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ccf4c6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ccf4c6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92e285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  <style:map style:condition="cell-content()!=[$Sheet1.$C$4]" style:apply-style-name="Untitled1" style:base-cell-address="Sheet1.C3"/>
    </style:style>
    <style:style style:name="ce11" style:family="table-cell" style:parent-style-name="Default">
      <style:table-cell-properties fo:border-bottom="0.06pt solid #000000" fo:background-color="#92e285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  <style:map style:condition="cell-content()!=[$Sheet1.$C$7]" style:apply-style-name="Untitled1" style:base-cell-address="Sheet1.C6"/>
    </style:style>
    <style:style style:name="ce13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  <style:map style:condition="cell-content()!=[$Sheet1.$C$10]" style:apply-style-name="Untitled1" style:base-cell-address="Sheet1.C9"/>
    </style:style>
    <style:style style:name="ce14" style:family="table-cell" style:parent-style-name="Default">
      <style:table-cell-properties fo:border-bottom="none" fo:background-color="#ccf4c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order-bottom="0.06pt solid #000000" fo:background-color="#ccf4c6" style:text-align-source="fix" style:repeat-content="false" fo:border-left="none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92e285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92e28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2e28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ccf4c6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ccf4c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ccf4c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  <style:map style:condition="cell-content()!=[$Sheet1.$F$4]" style:apply-style-name="Untitled1" style:base-cell-address="Sheet1.F3"/>
    </style:style>
    <style:style style:name="ce25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  <style:map style:condition="cell-content()!=[$Sheet1.$I$4]" style:apply-style-name="Untitled1" style:base-cell-address="Sheet1.I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1"/>
          <table:table-cell table:style-name="ce8"/>
          <table:table-cell table:style-name="ce17"/>
          <table:table-cell table:style-name="ce1"/>
          <table:table-cell table:style-name="ce8"/>
          <table:table-cell table:style-name="ce17"/>
          <table:table-cell table:style-name="ce1"/>
          <table:table-cell table:style-name="ce8"/>
          <table:table-cell table:style-name="ce17"/>
          <table:table-cell table:style-name="ce1"/>
          <table:table-cell table:style-name="ce8"/>
          <table:table-cell table:style-name="ce17"/>
          <table:table-cell table:number-columns-repeated="5"/>
        </table:table-row>
        <table:table-row table:style-name="ro2">
          <table:table-cell/>
          <table:table-cell table:style-name="ce2"/>
          <table:table-cell table:style-name="ce9"/>
          <table:table-cell table:style-name="ce18"/>
          <table:table-cell table:style-name="ce2"/>
          <table:table-cell table:style-name="ce9"/>
          <table:table-cell table:style-name="ce18"/>
          <table:table-cell table:style-name="ce2"/>
          <table:table-cell table:style-name="ce9"/>
          <table:table-cell table:style-name="ce18"/>
          <table:table-cell table:style-name="ce5"/>
          <table:table-cell table:style-name="ce14"/>
          <table:table-cell table:style-name="ce21"/>
          <table:table-cell table:number-columns-repeated="5"/>
        </table:table-row>
        <table:table-row table:style-name="ro3">
          <table:table-cell/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9"/>
          <table:table-cell table:style-name="ce3"/>
          <table:table-cell table:style-name="ce24" office:value-type="float" office:value="0" calcext:value-type="float">
            <text:p>0</text:p>
          </table:table-cell>
          <table:table-cell table:style-name="ce19"/>
          <table:table-cell table:style-name="ce3"/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4"/>
          <table:table-cell table:style-name="ce11" table:formula="of:=IF([.$Q$15]=0;[.C3];ABS([.C3]-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/>
          <table:table-cell table:style-name="ce11" table:formula="of:=IF([.$Q$16]=0;[.F3];ABS([.F3]-1)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"/>
          <table:table-cell table:style-name="ce11" table:formula="of:=IF([.$Q$17]=0;[.I3];ABS([.I3]-1))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7"/>
          <table:table-cell table:style-name="ce16"/>
          <table:table-cell table:style-name="ce23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2"/>
          <table:table-cell table:style-name="ce9"/>
          <table:table-cell table:style-name="ce18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number-columns-repeated="5"/>
        </table:table-row>
        <table:table-row table:style-name="ro3">
          <table:table-cell/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19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4"/>
          <table:table-cell table:style-name="ce11" table:formula="of:=IF([.$Q$18]=0;[.C6];ABS([.C6]-1))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7"/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7"/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7"/>
          <table:table-cell table:style-name="ce16"/>
          <table:table-cell table:style-name="ce23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/>
          <table:table-cell table:style-name="ce2"/>
          <table:table-cell table:style-name="ce9"/>
          <table:table-cell table:style-name="ce18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number-columns-repeated="5"/>
        </table:table-row>
        <table:table-row table:style-name="ro3">
          <table:table-cell/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4"/>
          <table:table-cell table:style-name="ce11" table:formula="of:=IF([.$Q$19]=0;[.C9];ABS([.C9]-1))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7"/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7"/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7"/>
          <table:table-cell table:style-name="ce16"/>
          <table:table-cell table:style-name="ce23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number-columns-repeated="5"/>
        </table:table-row>
        <table:table-row table:style-name="ro3">
          <table:table-cell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7"/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7"/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7"/>
          <table:table-cell table:style-name="ce16"/>
          <table:table-cell table:style-name="ce23" office:value-type="float" office:value="14" calcext:value-type="float">
            <text:p>14</text:p>
          </table:table-cell>
          <table:table-cell table:style-name="ce7"/>
          <table:table-cell table:style-name="ce16"/>
          <table:table-cell table:style-name="ce23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 table:number-columns-repeated="18"/>
        </table:table-row>
        <table:table-row table:style-name="ro4">
          <table:table-cell table:number-columns-repeated="14"/>
          <table:table-cell office:value-type="float" office:value="0" calcext:value-type="float">
            <text:p>0</text:p>
          </table:table-cell>
          <table:table-cell table:formula="of:=[.C3]+[.F3]+[.I3]+[.L3]+[.C6]+[.F6]+[.I6]+[.L6]+[.C9]+[.F9]+[.I9]+[.L9]+[.C12]+[.F12]+[.I12]+[.L12]" office:value-type="float" office:value="8" calcext:value-type="float">
            <text:p>8</text:p>
          </table:table-cell>
          <table:table-cell table:formula="of:=IF(MOD([.P15];2)=0;0;1)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4"/>
          <table:table-cell office:value-type="float" office:value="1" calcext:value-type="float">
            <text:p>1</text:p>
          </table:table-cell>
          <table:table-cell table:formula="of:=[.F3]+[.F6]+[.F9]+[.F12]+[.L3]+[.L6]+[.L9]+[.L12]" office:value-type="float" office:value="2" calcext:value-type="float">
            <text:p>2</text:p>
          </table:table-cell>
          <table:table-cell table:formula="of:=IF(MOD([.P16];2)=0;0;1)" office:value-type="float" office:value="0" calcext:value-type="float">
            <text:p>0</text:p>
          </table:table-cell>
          <table:table-cell table:formula="of:=IF([.Q16]=0;0;[.O16])" office:value-type="float" office:value="0" calcext:value-type="float">
            <text:p>0</text:p>
          </table:table-cell>
        </table:table-row>
        <table:table-row table:style-name="ro4">
          <table:table-cell table:number-columns-repeated="14"/>
          <table:table-cell office:value-type="float" office:value="2" calcext:value-type="float">
            <text:p>2</text:p>
          </table:table-cell>
          <table:table-cell table:formula="of:=[.I3]+[.I6]+[.I9]+[.I12]+[.L3]+[.L6]+[.L9]+[.L12]" office:value-type="float" office:value="4" calcext:value-type="float">
            <text:p>4</text:p>
          </table:table-cell>
          <table:table-cell table:formula="of:=IF(MOD([.P17];2)=0;0;1)" office:value-type="float" office:value="0" calcext:value-type="float">
            <text:p>0</text:p>
          </table:table-cell>
          <table:table-cell table:formula="of:=IF([.Q17]=0;0;[.O17])" office:value-type="float" office:value="0" calcext:value-type="float">
            <text:p>0</text:p>
          </table:table-cell>
        </table:table-row>
        <table:table-row table:style-name="ro4">
          <table:table-cell table:number-columns-repeated="14"/>
          <table:table-cell office:value-type="float" office:value="4" calcext:value-type="float">
            <text:p>4</text:p>
          </table:table-cell>
          <table:table-cell table:formula="of:=[.C6]+[.F6]+[.I6]+[.L6]+[.C12]+[.F12]+[.I12]+[.L12]" office:value-type="float" office:value="6" calcext:value-type="float">
            <text:p>6</text:p>
          </table:table-cell>
          <table:table-cell table:formula="of:=IF(MOD([.P18];2)=0;0;1)" office:value-type="float" office:value="0" calcext:value-type="float">
            <text:p>0</text:p>
          </table:table-cell>
          <table:table-cell table:formula="of:=IF([.Q18]=0;0;[.O18])" office:value-type="float" office:value="0" calcext:value-type="float">
            <text:p>0</text:p>
          </table:table-cell>
        </table:table-row>
        <table:table-row table:style-name="ro4">
          <table:table-cell table:number-columns-repeated="14"/>
          <table:table-cell office:value-type="float" office:value="8" calcext:value-type="float">
            <text:p>8</text:p>
          </table:table-cell>
          <table:table-cell table:formula="of:=[.C9]+[.F9]+[.I9]+[.L9]+[.C12]+[.F12]+[.I12]+[.L12]" office:value-type="float" office:value="4" calcext:value-type="float">
            <text:p>4</text:p>
          </table:table-cell>
          <table:table-cell table:formula="of:=IF(MOD([.P19];2)=0;0;1)" office:value-type="float" office:value="0" calcext:value-type="float">
            <text:p>0</text:p>
          </table:table-cell>
          <table:table-cell table:formula="of:=IF([.Q19]=0;0;[.O19])" office:value-type="float" office:value="0" calcext:value-type="float">
            <text:p>0</text:p>
          </table:table-cell>
        </table:table-row>
        <table:table-row table:style-name="ro4">
          <table:table-cell table:number-columns-repeated="17"/>
          <table:table-cell table:formula="of:=SUM([.R16:.R19])" office:value-type="float" office:value="0" calcext:value-type="float">
            <text:p>0</text:p>
          </table:table-cell>
        </table:table-row>
        <calcext:conditional-formats>
          <calcext:conditional-format calcext:target-range-address="Sheet1.C3:Sheet1.C3">
            <calcext:condition calcext:apply-style-name="Untitled1" calcext:value="!=[$Sheet1.$C$4]" calcext:base-cell-address="Sheet1.C3"/>
          </calcext:conditional-format>
          <calcext:conditional-format calcext:target-range-address="Sheet1.F3:Sheet1.F3">
            <calcext:condition calcext:apply-style-name="Untitled1" calcext:value="!=[$Sheet1.$F$4]" calcext:base-cell-address="Sheet1.F3"/>
          </calcext:conditional-format>
          <calcext:conditional-format calcext:target-range-address="Sheet1.I3:Sheet1.I3">
            <calcext:condition calcext:apply-style-name="Untitled1" calcext:value="!=[$Sheet1.$I$4]" calcext:base-cell-address="Sheet1.I3"/>
          </calcext:conditional-format>
          <calcext:conditional-format calcext:target-range-address="Sheet1.C6:Sheet1.C6">
            <calcext:condition calcext:apply-style-name="Untitled1" calcext:value="!=[$Sheet1.$C$7]" calcext:base-cell-address="Sheet1.C6"/>
          </calcext:conditional-format>
          <calcext:conditional-format calcext:target-range-address="Sheet1.C9:Sheet1.C9">
            <calcext:condition calcext:apply-style-name="Untitled1" calcext:value="!=[$Sheet1.$C$10]" calcext:base-cell-address="Sheet1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ext-properties fo:color="#ff3838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00:59:45.523000000</meta:creation-date>
    <dc:date>2021-09-14T01:55:32.532000000</dc:date>
    <meta:editing-duration>PT9M5S</meta:editing-duration>
    <meta:editing-cycles>1</meta:editing-cycles>
    <meta:document-statistic meta:table-count="1" meta:cell-count="57" meta:object-count="0"/>
    <meta:generator>LibreOffice/7.2.0.4$Windows_x86 LibreOffice_project/9a9c6381e3f7a62afc1329bd359cc48accb6435b</meta:generator>
  </office:meta>
</office:document-meta>
</file>